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submission does include a file that defines the class "Quiz".</text:p>
      <text:p text:style-name="Standard">The submission does include a file that defines the class "MultipleChoiceQuestion".</text:p>
      <text:p text:style-name="Standard">The class "MultipleChoiceQuestion" does have class variables for the number of questions and the number of correct answers and instance variables for the question String and correct-answer String.</text:p>
      <text:p text:style-name="Standard">The class "MultipleChoiceQuestion" does have a constructor with 7 String parameters that it uses to initialize the instance variables.</text:p>
      <text:p text:style-name="Standard">The class "MultipleChoiceQuestion" does have a method "ask" that asks the question and returns a valid answer in upper case.</text:p>
      <text:p text:style-name="Standard">The class "MultipleChoiceQuestion" does have a method "check" that calls "ask" and displays one message for correct answers and a different message for incorrect answers.</text:p>
      <text:p text:style-name="Standard">The class "MultipleChoiceQuestion" does have a class method "showResults" that displays the number of questions and the number of correct answers using the class member variables.</text:p>
      <text:p text:style-name="Standard">The main method in class "Quiz" does use a "MultipleChoiceQuestion" object to call the "check" method for each quiz question, and an object or the "MultipleChoiceQuestion" class to call the "showResults" class method.</text:p>
      <text:p text:style-name="Standard">The submission does include a screenshot showing the input dialog with a new quiz question, not one from the previous assignment.</text:p>
      <text:p text:style-name="Standard">The submission does include a screenshot showing the message dialog for the number of questions and correct answer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2:13:06.692587213</meta:creation-date>
    <dc:date>2022-10-05T22:17:42.415555206</dc:date>
    <meta:editing-duration>PT4M32S</meta:editing-duration>
    <meta:editing-cycles>9</meta:editing-cycles>
    <meta:generator>LibreOffice/7.4.1.1$Linux_X86_64 LibreOffice_project/40$Build-1</meta:generator>
    <meta:document-statistic meta:table-count="0" meta:image-count="0" meta:object-count="0" meta:page-count="1" meta:paragraph-count="10" meta:word-count="212" meta:character-count="1413" meta:non-whitespace-character-count="1211"/>
  </office:meta>
</office:document-meta>
</file>